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Heading_20_1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Вопрос 17. Классы проектирования. Четырехуровневая модель системы. Пакеты проектирования. Прикладные пакеты, системные пакеты, пакеты среднего уровня.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7-19T22:38:02.44</dc:date>
    <meta:editing-duration>P0D</meta:editing-duration>
    <meta:editing-cycles>2</meta:editing-cycles>
    <meta:generator>LibreOffice/3.5$Windows_x86 LibreOffice_project/165a79a-7059095-e13bb37-fef39a4-9503d18</meta:generator>
    <meta:document-statistic meta:table-count="0" meta:image-count="0" meta:object-count="0" meta:page-count="1" meta:paragraph-count="2" meta:word-count="17" meta:character-count="151" meta:non-whitespace-character-count="136"/>
  </office:meta>
</office:document-meta>
</file>